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margin-left="0cm" fo:margin-right="0cm" fo:text-indent="1.251cm" style:auto-text-indent="false"/>
      <style:text-properties style:font-name="Lucida Sans"/>
    </style:style>
    <style:style style:name="P6"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fo:hyphenation-remain-char-count="0" fo:hyphenation-push-char-count="0"/>
    </style:style>
    <style:style style:name="P7" style:family="paragraph" style:parent-style-name="Normal">
      <style:text-properties style:font-name="Lucida Sans" fo:font-weight="bold" style:font-weight-asian="bold"/>
    </style:style>
    <style:style style:name="P8" style:family="paragraph" style:parent-style-name="Normal">
      <style:paragraph-properties fo:margin-left="0.635cm" fo:margin-right="0cm" fo:text-indent="0cm" style:auto-text-indent="false">
        <style:tab-stops/>
      </style:paragraph-properties>
      <style:text-properties style:font-name="Lucida Sans"/>
    </style:style>
    <style:style style:name="P9"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GAwxM is Geometric Algebra using wxMaxima</text:h>
      <text:p text:style-name="P1">It has been found that wxMaxima (a front-end for the Maxima computer algebra system) can be used to develop Maxima code functions for Geometric Algebra.</text:p>
      <text:p text:style-name="P1">The mathematical code was developed from the online published paper, A Survey of Geometric Algebra and Geometric Calculus, and examples from Projective Geometry and Space-time Algebra were coded.</text:p>
      <text:p text:style-name="P1">Worked examples have been taken from the reference books...Linear and Geometric Algebra (LAGA) and Vector and Geometric Calculus (VAGC) as far as the Fundamental Theorem of Geometric Calculus. Each replicated result helped to validate the GAwxM syntax and to some extent, the theorems themselves.</text:p>
      <text:p text:style-name="P2"/>
      <text:p text:style-name="P3">How to set up a development system</text:p>
      <text:p text:style-name="P2"/>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5">Use centered dot character for multiplication</text:p>
      <text:p text:style-name="P5">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P2"/>
      <text:p text:style-name="Standard"><text:span text:style-name="Default_20_Paragraph_20_Font"><text:span text:style-name="T2">Ubuntu and other systems</text:span></text:span></text:p>
      <text:p text:style-name="P2"><text:soft-page-break/></text:p>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GAwxM from Github. </text:p>
      <text:p text:style-name="P2">The compressed project file should be extracted into the home/ folder and should contain the file named... maxima-init.mac and the main project folder named... /GAwxM/.</text:p>
      <text:p text:style-name="P2"/>
      <text:p text:style-name="P2">The contents of the file named ...maxima-init.mac are the Maxima commands…</text:p>
      <text:p text:style-name="P6"/>
      <text:p text:style-name="P6">wxMuserdir:strimr(".maxima",maxima_userdir)$</text:p>
      <text:p text:style-name="P6">fylenames:simplode([wxMuserdir,"GAwxM/GA_functions/###.wxm"])$</text:p>
      <text:p text:style-name="P6">file_search_maxima: append (file_search_maxima,[fylenames])$</text:p>
      <text:p text:style-name="P6">fylenames:simplode([wxMuserdir,"GAwxM/GC_functions/###.wxm"])$</text:p>
      <text:p text:style-name="P6">file_search_maxima: append (file_search_maxima,[fylenames])$</text:p>
      <text:p text:style-name="P2"/>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ext:span text:style-name="Default_20_Paragraph_20_Font"><text:span text:style-name="T1"/></text:span></text:p>
      <text:p text:style-name="P2"/>
      <text:p text:style-name="P7">A typical workflow to get started</text:p>
      <text:p text:style-name="P7"/>
      <text:p text:style-name="P8">Make a backup copy of folder GAwxM/ as GAwxM_bak/ say</text:p>
      <text:p text:style-name="P8">Start wxMaxima</text:p>
      <text:p text:style-name="P8">Ctrl-O to open the file …GAwxM/GA_syntax/geometric_product_syntax.wxm</text:p>
      <text:p text:style-name="P8">Select the File tab; select save as; save with a new filename e.g. geometric_product_1.wxm</text:p>
      <text:p text:style-name="P8">Ctrl-R to run the active document (program file)</text:p>
      <text:p text:style-name="P8">Examine the embedded results and find the comment “end of Initialization”</text:p>
      <text:p text:style-name="P8">After this, any comment blocks or code blocks can be altered or deleted without affecting the Initialization</text:p>
      <text:p text:style-name="P8">Open a new code block at the end of the document</text:p>
      <text:p text:style-name="P8">Enter (a*e1)&amp;*(b*e2); including the semi-colon at the end</text:p>
      <text:p text:style-name="P8">Ctrl-R to run the document</text:p>
      <text:p text:style-name="P8">Confirm that the infix operator, &amp;*, for the multivector geometric product, can also handle simple scalar*base inputs within parentheses</text:p>
      <text:p text:style-name="P8">Ctrl-S to save the document and continue </text:p>
      <text:p text:style-name="Normal"/>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8-02-28T17:39:00Z</meta:creation-date>
    <dc:date>2019-02-22T15:28:28.92</dc:date>
    <meta:print-date>2018-03-16T08:18:00Z</meta:print-date>
    <meta:editing-cycles>45</meta:editing-cycles>
    <meta:editing-duration>PT3H42M19S</meta:editing-duration>
    <meta:document-statistic meta:table-count="0" meta:image-count="0" meta:object-count="0" meta:page-count="2" meta:paragraph-count="52" meta:word-count="566" meta:character-count="3851"/>
    <dc:creator>s a</dc:creator>
    <meta:template xlink:type="simple" xlink:actuate="onRequest" xlink:title="" xlink:href="Normal.dotm"/>
  </office:meta>
</office:document-meta>
</file>